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762cm" svg:height="0.762cm" svg:x="7.161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7.161cm" svg:y="9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9.561cm" svg:y="5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0.762cm" svg:height="0.762cm" svg:x="9.561cm" svg:y="7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762cm" svg:height="0.762cm" svg:x="9.561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762cm" svg:height="0.762cm" svg:x="11.961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762cm" svg:height="0.762cm" svg:x="9.561cm" svg:y="1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848cm" svg:height="0.772cm" svg:x="9.042cm" svg:y="4.937cm">
          <draw:text-box>
            <text:p text:style-name="P1"><text:span text:style-name="T1">Hidden</text:span></text:p>
          </draw:text-box>
        </draw:frame>
        <draw:custom-shape draw:style-name="gr1" draw:text-style-name="P1" xml:id="id1" draw:id="id1" draw:layer="layout" svg:width="0.762cm" svg:height="0.762cm" svg:x="7.161cm" svg:y="6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67cm" svg:height="0.772cm" svg:x="6.842cm" svg:y="4.937cm">
          <draw:text-box>
            <text:p text:style-name="P1"><text:span text:style-name="T1">Input</text:span></text:p>
          </draw:text-box>
        </draw:frame>
        <draw:custom-shape draw:style-name="gr1" draw:text-style-name="P1" xml:id="id8" draw:id="id8" draw:layer="layout" svg:width="0.762cm" svg:height="0.762cm" svg:x="11.961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72cm" svg:height="0.772cm" svg:x="11.442cm" svg:y="4.937cm">
          <draw:text-box>
            <text:p text:style-name="P1"><text:span text:style-name="T1">Output</text:span></text:p>
          </draw:text-box>
        </draw:frame>
        <draw:connector draw:style-name="gr4" draw:text-style-name="P1" draw:layer="layout" draw:type="line" svg:x1="7.923cm" svg:y1="6.961cm" svg:x2="9.672cm" svg:y2="5.891cm" draw:start-shape="id1" draw:start-glue-point="10" draw:end-shape="id2" draw:end-glue-point="5" svg:d="M7923 6961l1749-1070">
          <text:p/>
        </draw:connector>
        <draw:connector draw:style-name="gr4" draw:text-style-name="P1" draw:layer="layout" draw:type="line" svg:x1="7.923cm" svg:y1="6.961cm" svg:x2="9.672cm" svg:y2="7.491cm" draw:start-shape="id1" draw:start-glue-point="10" draw:end-shape="id3" draw:end-glue-point="5" svg:d="M7923 6961l1749 530">
          <text:p/>
        </draw:connector>
        <draw:connector draw:style-name="gr4" draw:text-style-name="P1" draw:layer="layout" draw:type="line" svg:x1="7.923cm" svg:y1="6.961cm" svg:x2="9.672cm" svg:y2="9.091cm" draw:start-shape="id1" draw:start-glue-point="10" draw:end-shape="id4" draw:end-glue-point="5" svg:d="M7923 6961l1749 2130">
          <text:p/>
        </draw:connector>
        <draw:connector draw:style-name="gr4" draw:text-style-name="P1" draw:layer="layout" draw:type="line" svg:x1="7.923cm" svg:y1="6.961cm" svg:x2="9.672cm" svg:y2="10.691cm" draw:start-shape="id1" draw:start-glue-point="10" draw:end-shape="id5" draw:end-glue-point="5" svg:d="M7923 6961l1749 3730">
          <text:p/>
        </draw:connector>
        <draw:connector draw:style-name="gr5" draw:text-style-name="P1" draw:layer="layout" draw:type="line" svg:x1="7.923cm" svg:y1="10.161cm" svg:x2="9.672cm" svg:y2="6.431cm" draw:start-shape="id6" draw:start-glue-point="10" draw:end-shape="id2" draw:end-glue-point="7" svg:d="M7923 10161l1749-3730">
          <text:p/>
        </draw:connector>
        <draw:connector draw:style-name="gr4" draw:text-style-name="P1" draw:layer="layout" draw:type="line" svg:x1="7.923cm" svg:y1="10.161cm" svg:x2="9.672cm" svg:y2="8.031cm" draw:start-shape="id6" draw:start-glue-point="10" draw:end-shape="id3" draw:end-glue-point="7" svg:d="M7923 10161l1749-2130">
          <text:p/>
        </draw:connector>
        <draw:connector draw:style-name="gr4" draw:text-style-name="P1" draw:layer="layout" draw:type="line" svg:x1="7.923cm" svg:y1="10.161cm" svg:x2="9.672cm" svg:y2="9.631cm" draw:start-shape="id6" draw:start-glue-point="10" draw:end-shape="id4" draw:end-glue-point="7" svg:d="M7923 10161l1749-530">
          <text:p/>
        </draw:connector>
        <draw:connector draw:style-name="gr4" draw:text-style-name="P1" draw:layer="layout" draw:type="line" svg:x1="7.923cm" svg:y1="8.561cm" svg:x2="9.561cm" svg:y2="6.161cm" draw:start-shape="id7" draw:start-glue-point="10" draw:end-shape="id2" draw:end-glue-point="6" svg:d="M7923 8561l1638-2400">
          <text:p/>
        </draw:connector>
        <draw:connector draw:style-name="gr4" draw:text-style-name="P1" draw:layer="layout" draw:type="line" svg:x1="7.923cm" svg:y1="8.561cm" svg:x2="9.561cm" svg:y2="7.761cm" draw:start-shape="id7" draw:start-glue-point="10" draw:end-shape="id3" draw:end-glue-point="6" svg:d="M7923 8561l1638-800">
          <text:p/>
        </draw:connector>
        <draw:connector draw:style-name="gr4" draw:text-style-name="P1" draw:layer="layout" draw:type="line" svg:x1="7.923cm" svg:y1="8.561cm" svg:x2="9.561cm" svg:y2="9.361cm" draw:start-shape="id7" draw:start-glue-point="10" draw:end-shape="id4" draw:end-glue-point="6" svg:d="M7923 8561l1638 800">
          <text:p/>
        </draw:connector>
        <draw:connector draw:style-name="gr4" draw:text-style-name="P1" draw:layer="layout" draw:type="line" svg:x1="7.923cm" svg:y1="8.561cm" svg:x2="9.561cm" svg:y2="10.961cm" draw:start-shape="id7" draw:start-glue-point="10" draw:end-shape="id5" draw:end-glue-point="6" svg:d="M7923 8561l1638 2400">
          <text:p/>
        </draw:connector>
        <draw:connector draw:style-name="gr4" draw:text-style-name="P1" draw:layer="layout" draw:type="line" svg:x1="7.923cm" svg:y1="10.161cm" svg:x2="9.672cm" svg:y2="11.231cm" draw:start-shape="id6" draw:start-glue-point="10" draw:end-shape="id5" draw:end-glue-point="7" svg:d="M7923 10161l1749 1070">
          <text:p/>
        </draw:connector>
        <draw:connector draw:style-name="gr4" draw:text-style-name="P1" draw:layer="layout" draw:type="line" svg:x1="10.323cm" svg:y1="6.161cm" svg:x2="12.342cm" svg:y2="6.98cm" draw:start-shape="id2" draw:start-glue-point="10" draw:end-shape="id8" draw:end-glue-point="4" svg:d="M10323 6161l2019 819">
          <text:p/>
        </draw:connector>
        <draw:connector draw:style-name="gr4" draw:text-style-name="P1" draw:layer="layout" draw:type="line" svg:x1="10.323cm" svg:y1="6.161cm" svg:x2="12.342cm" svg:y2="9.38cm" draw:start-shape="id2" draw:start-glue-point="10" draw:end-shape="id9" draw:end-glue-point="4" svg:d="M10323 6161l2019 3219">
          <text:p/>
        </draw:connector>
        <draw:connector draw:style-name="gr4" draw:text-style-name="P1" draw:layer="layout" draw:type="line" svg:x1="10.323cm" svg:y1="7.761cm" svg:x2="12.072cm" svg:y2="7.091cm" draw:start-shape="id3" draw:start-glue-point="10" draw:end-shape="id8" draw:end-glue-point="5" svg:d="M10323 7761l1749-670">
          <text:p/>
        </draw:connector>
        <draw:connector draw:style-name="gr4" draw:text-style-name="P1" draw:layer="layout" draw:type="line" svg:x1="10.323cm" svg:y1="7.761cm" svg:x2="11.961cm" svg:y2="9.761cm" draw:start-shape="id3" draw:start-glue-point="10" draw:end-shape="id9" draw:end-glue-point="6" svg:d="M10323 7761l1638 2000">
          <text:p/>
        </draw:connector>
        <draw:connector draw:style-name="gr4" draw:text-style-name="P1" draw:layer="layout" draw:type="line" svg:x1="10.323cm" svg:y1="9.361cm" svg:x2="11.961cm" svg:y2="7.361cm" draw:start-shape="id4" draw:start-glue-point="10" draw:end-shape="id8" draw:end-glue-point="6" svg:d="M10323 9361l1638-2000">
          <text:p/>
        </draw:connector>
        <draw:connector draw:style-name="gr4" draw:text-style-name="P1" draw:layer="layout" draw:type="line" svg:x1="10.323cm" svg:y1="9.361cm" svg:x2="12.072cm" svg:y2="10.031cm" draw:start-shape="id4" draw:start-glue-point="10" draw:end-shape="id9" draw:end-glue-point="7" svg:d="M10323 9361l1749 670">
          <text:p/>
        </draw:connector>
        <draw:connector draw:style-name="gr4" draw:text-style-name="P1" draw:layer="layout" draw:type="line" svg:x1="10.323cm" svg:y1="10.961cm" svg:x2="12.342cm" svg:y2="7.742cm" draw:start-shape="id5" draw:start-glue-point="10" draw:end-shape="id8" draw:end-glue-point="8" svg:d="M10323 10961l2019-3219">
          <text:p/>
        </draw:connector>
        <draw:connector draw:style-name="gr4" draw:text-style-name="P1" draw:layer="layout" draw:type="line" svg:x1="10.323cm" svg:y1="10.961cm" svg:x2="12.342cm" svg:y2="10.142cm" draw:start-shape="id5" draw:start-glue-point="10" draw:end-shape="id9" draw:end-glue-point="8" svg:d="M10323 10961l2019-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13T17:40:49.45</meta:creation-date>
    <dc:date>2015-05-13T18:52:05.92</dc:date>
    <dc:creator>Loc Nguyen</dc:creator>
    <meta:editing-duration>PT1H10M55S</meta:editing-duration>
    <meta:editing-cycles>38</meta:editing-cycles>
    <meta:generator>OpenOffice/4.1.0$Win32 OpenOffice.org_project/410m18$Build-9764</meta:generator>
    <meta:document-statistic meta:object-count="32"/>
  </office:meta>
</office:document-meta>
</file>